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TablePreview1.svm" manifest:media-type="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5cm" fo:min-width="2.6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75cm" fo:min-width="2.6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25cm" fo:min-width="3.9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-color="#cc9900" draw:textarea-horizontal-align="justify" draw:textarea-vertical-align="middle" draw:auto-grow-height="false" fo:min-height="0.75cm" fo:min-width="4.1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75cm" fo:min-width="4.1cm"/>
    </style:style>
    <style:style style:name="gr7" style:family="graphic" style:parent-style-name="standard">
      <style:graphic-properties draw:fill-color="#ff9900" draw:textarea-horizontal-align="justify" draw:textarea-vertical-align="middle" draw:auto-grow-height="false" fo:min-height="0.5cm" fo:min-width="0.35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0.75cm" fo:min-width="5.6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0.75cm" fo:min-width="6.3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0.75cm" fo:min-width="4.3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0.75cm" fo:min-width="6.7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0.75cm" fo:min-width="3.1cm"/>
    </style:style>
    <style:style style:name="gr13" style:family="graphic" style:parent-style-name="standard">
      <style:graphic-properties draw:fill-color="#cc9900" draw:textarea-horizontal-align="justify" draw:textarea-vertical-align="middle" draw:auto-grow-height="false" fo:min-height="0.75cm" fo:min-width="5.8cm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0.75cm" fo:min-width="5.8cm"/>
    </style:style>
    <style:style style:name="gr15" style:family="graphic" style:parent-style-name="standard">
      <style:graphic-properties draw:fill-color="#cc9900" draw:textarea-horizontal-align="justify" draw:textarea-vertical-align="middle" draw:auto-grow-height="false" fo:min-height="0.75cm" fo:min-width="5.1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0.75cm" fo:min-width="5.1cm"/>
    </style:style>
    <style:style style:name="gr17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18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co1" style:family="table-column">
      <style:table-column-properties style:column-width="6.445cm" style:use-optimal-column-width="false"/>
    </style:style>
    <style:style style:name="co2" style:family="table-column">
      <style:table-column-properties style:column-width="19.278cm" style:use-optimal-column-width="false"/>
    </style:style>
    <style:style style:name="ro1" style:family="table-row">
      <style:table-row-properties style:row-height="2.698cm"/>
    </style:style>
    <style:style style:name="ro2" style:family="table-row">
      <style:table-row-properties style:row-height="2.705cm"/>
    </style:style>
    <style:style style:name="ce1" style:family="table-cell"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color="#ff3333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cc9900"/>
      <style:paragraph-properties fo:text-align="center"/>
      <style:text-properties fo:color="#ffffff"/>
    </style:style>
    <style:style style:name="P5" style:family="paragraph">
      <loext:graphic-properties draw:fill-color="#ffffff"/>
      <style:paragraph-properties fo:text-align="center"/>
      <style:text-properties fo:color="#000000"/>
    </style:style>
    <style:style style:name="P6" style:family="paragraph">
      <loext:graphic-properties draw:fill-color="#ff9900"/>
      <style:paragraph-properties fo:text-align="center"/>
      <style:text-properties fo:color="#ffffff"/>
    </style:style>
    <style:style style:name="P7" style:family="paragraph">
      <loext:graphic-properties draw:fill-color="#ffffff"/>
      <style:paragraph-properties fo:text-align="center"/>
      <style:text-properties fo:color="#ff9900"/>
    </style:style>
    <style:style style:name="T1" style:family="text">
      <style:text-properties fo:color="#ff3333"/>
    </style:style>
    <style:style style:name="T2" style:family="text">
      <style:text-properties fo:color="#ffffff"/>
    </style:style>
    <style:style style:name="T3" style:family="text">
      <style:text-properties fo:color="#000000"/>
    </style:style>
    <style:style style:name="T4" style:family="text">
      <style:text-properties fo:color="#ff99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1cm" svg:height="1cm" svg:x="3.3cm" svg:y="3.3cm">
          <text:p text:style-name="P1">usuario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3.1cm" svg:height="1cm" svg:x="3.3cm" svg:y="5.6cm">
          <text:p text:style-name="P1"><text:span text:style-name="T1">registra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4.4cm" svg:height="1.5cm" svg:x="15.5cm" svg:y="6cm">
          <text:p text:style-name="P1"><text:span text:style-name="T1">Enviar código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4.85cm" svg:y1="4.3cm" svg:x2="4.85cm" svg:y2="5.6cm" draw:start-shape="id1" draw:start-glue-point="2" draw:end-shape="id2" draw:end-glue-point="0" svg:d="M4850 4300v1300" svg:viewBox="0 0 1 1301">
          <text:p/>
        </draw:connector>
        <draw:custom-shape draw:style-name="gr2" draw:text-style-name="P2" xml:id="id8" draw:id="id8" draw:layer="layout" svg:width="3.1cm" svg:height="1cm" svg:x="6.8cm" svg:y="9.4cm">
          <text:p text:style-name="P1"><text:span text:style-name="T1">confirmar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17.7cm" svg:y1="7.5cm" svg:x2="14.5cm" svg:y2="9.9cm" draw:start-shape="id3" draw:start-glue-point="2" draw:end-shape="id4" draw:end-glue-point="1" svg:d="M17700 7500v2400h-3200" svg:viewBox="0 0 3201 2401">
          <text:p/>
        </draw:connector>
        <draw:custom-shape draw:style-name="gr5" draw:text-style-name="P4" xml:id="id5" draw:id="id5" draw:layer="layout" svg:width="4.6cm" svg:height="1cm" svg:x="9.1cm" svg:y="2.3cm">
          <text:p text:style-name="P1"><text:span text:style-name="T2">confirmación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6cm" svg:height="1cm" svg:x="9.1cm" svg:y="3.3cm">
          <text:p text:style-name="P1"><text:span text:style-name="T3">nombres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6cm" svg:height="1cm" svg:x="9.1cm" svg:y="4.3cm">
          <text:p text:style-name="P1"><text:span text:style-name="T3">apellidos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6" draw:id="id6" draw:layer="layout" svg:width="4.6cm" svg:height="1cm" svg:x="9.1cm" svg:y="5.3cm">
          <text:p text:style-name="P1"><text:span text:style-name="T3">correo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6cm" svg:height="1cm" svg:x="9.1cm" svg:y="6.3cm">
          <text:p text:style-name="P1"><text:span text:style-name="T3">password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7" draw:id="id7" draw:layer="layout" svg:width="4.6cm" svg:height="1cm" svg:x="9.1cm" svg:y="7.3cm">
          <text:p text:style-name="P1"><text:span text:style-name="T3">codigo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3.1cm" svg:height="1cm" svg:x="11.4cm" svg:y="9.4cm">
          <text:p text:style-name="P1">email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6.4cm" svg:y1="6.1cm" svg:x2="9.1cm" svg:y2="2.8cm" draw:start-shape="id2" draw:start-glue-point="1" draw:end-shape="id5" draw:end-glue-point="3" svg:d="M6400 6100h1350v-3300h1350" svg:viewBox="0 0 2701 3301">
          <text:p/>
        </draw:connector>
        <draw:connector draw:style-name="gr4" draw:text-style-name="P3" draw:layer="layout" svg:x1="13.7cm" svg:y1="5.8cm" svg:x2="15.5cm" svg:y2="6.75cm" draw:start-shape="id6" draw:start-glue-point="1" draw:end-shape="id3" draw:end-glue-point="3" svg:d="M13700 5800h900v950h900" svg:viewBox="0 0 1801 951">
          <text:p/>
        </draw:connector>
        <draw:connector draw:style-name="gr4" draw:text-style-name="P3" draw:layer="layout" svg:x1="13.7cm" svg:y1="7.8cm" svg:x2="15.5cm" svg:y2="6.75cm" draw:start-shape="id7" draw:start-glue-point="1" draw:end-shape="id3" draw:end-glue-point="3" svg:d="M13700 7800h900v-1050h900" svg:viewBox="0 0 1801 1051">
          <text:p/>
        </draw:connector>
        <draw:connector draw:style-name="gr4" draw:text-style-name="P3" draw:layer="layout" svg:x1="11.4cm" svg:y1="9.9cm" svg:x2="9.9cm" svg:y2="9.9cm" draw:start-shape="id4" draw:start-glue-point="3" draw:end-shape="id8" draw:end-glue-point="1" svg:d="M11400 9900h-1500" svg:viewBox="0 0 1501 1">
          <text:p/>
        </draw:connector>
        <draw:custom-shape draw:style-name="gr7" draw:text-style-name="P6" xml:id="id9" draw:id="id9" draw:layer="layout" svg:width="1.7cm" svg:height="1.5cm" svg:x="4.5cm" svg:y="10.9cm">
          <text:p text:style-name="P1"><text:span text:style-name="T2">s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6" xml:id="id10" draw:id="id10" draw:layer="layout" svg:width="1.7cm" svg:height="1.5cm" svg:x="2.301cm" svg:y="10.901cm">
          <text:p text:style-name="P1"><text:span text:style-name="T2">no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layout" svg:x1="6.8cm" svg:y1="9.9cm" svg:x2="5.35cm" svg:y2="10.9cm" draw:start-shape="id8" draw:start-glue-point="3" draw:end-shape="id9" draw:end-glue-point="4" svg:d="M6800 9900h-1450v1000" svg:viewBox="0 0 1451 1001">
          <text:p/>
        </draw:connector>
        <draw:connector draw:style-name="gr4" draw:text-style-name="P3" draw:layer="layout" svg:x1="6.8cm" svg:y1="9.9cm" svg:x2="3.151cm" svg:y2="10.901cm" draw:start-shape="id8" draw:start-glue-point="3" draw:end-shape="id10" draw:end-glue-point="4" svg:d="M6800 9900h-3649v1001" svg:viewBox="0 0 3650 1002">
          <text:p/>
        </draw:connector>
        <draw:custom-shape draw:style-name="gr8" draw:text-style-name="P7" xml:id="id11" draw:id="id11" draw:layer="layout" svg:width="6.1cm" svg:height="1cm" svg:x="1.6cm" svg:y="14.7cm">
          <text:p text:style-name="P1"><text:span text:style-name="T4">El código no coincide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3.151cm" svg:y1="12.401cm" svg:x2="4.65cm" svg:y2="14.7cm" draw:start-shape="id10" draw:start-glue-point="6" draw:end-shape="id11" svg:d="M3151 12401v1150h1499v1149" svg:viewBox="0 0 1500 2300">
          <text:p/>
        </draw:connector>
        <draw:custom-shape draw:style-name="gr5" draw:text-style-name="P4" xml:id="id12" draw:id="id12" draw:layer="layout" svg:width="4.6cm" svg:height="1cm" svg:x="8cm" svg:y="11.2cm">
          <text:p text:style-name="P1"><text:span text:style-name="T2">usuarios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6cm" svg:height="1cm" svg:x="8cm" svg:y="12.2cm">
          <text:p text:style-name="P1"><text:span text:style-name="T3">nombres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6cm" svg:height="1cm" svg:x="8cm" svg:y="13.2cm">
          <text:p text:style-name="P1"><text:span text:style-name="T3">apellidos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17" draw:id="id17" draw:layer="layout" svg:width="4.6cm" svg:height="1cm" svg:x="8cm" svg:y="14.2cm">
          <text:p text:style-name="P1"><text:span text:style-name="T3">correo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6cm" svg:height="1cm" svg:x="8cm" svg:y="15.2cm">
          <text:p text:style-name="P1"><text:span text:style-name="T3">password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6cm" svg:height="1cm" svg:x="8cm" svg:y="16.2cm">
          <text:p text:style-name="P1"><text:span text:style-name="T3">foto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6cm" svg:height="1cm" svg:x="8cm" svg:y="17.2cm">
          <text:p text:style-name="P1"><text:span text:style-name="T3">imgs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6cm" svg:height="1cm" svg:x="8cm" svg:y="18.2cm">
          <text:p text:style-name="P1"><text:span text:style-name="T3">token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6cm" svg:height="1cm" svg:x="8cm" svg:y="19.2cm">
          <text:p text:style-name="P1"><text:span text:style-name="T3">login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6.2cm" svg:y1="11.65cm" svg:x2="8cm" svg:y2="11.7cm" draw:start-shape="id9" draw:start-glue-point="7" draw:end-shape="id12" draw:end-glue-point="3" svg:d="M6200 11650h901v50h899" svg:viewBox="0 0 1801 51">
          <text:p/>
        </draw:connector>
        <draw:custom-shape draw:style-name="gr1" draw:text-style-name="P1" xml:id="id13" draw:id="id13" draw:layer="layout" svg:width="3.1cm" svg:height="1cm" svg:x="19cm" svg:y="11.2cm">
          <text:p text:style-name="P1">interfaz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12.6cm" svg:y1="11.7cm" svg:x2="19cm" svg:y2="11.7cm" draw:start-shape="id12" draw:start-glue-point="1" draw:end-shape="id13" draw:end-glue-point="3" svg:d="M12600 11700h6400" svg:viewBox="0 0 6401 1">
          <text:p/>
        </draw:connector>
        <draw:custom-shape draw:style-name="gr9" draw:text-style-name="P2" xml:id="id16" draw:id="id16" draw:layer="layout" svg:width="6.8cm" svg:height="1cm" svg:x="14.3cm" svg:y="13.3cm">
          <text:p text:style-name="P1"><text:span text:style-name="T1">Inscribir participación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14" draw:id="id14" draw:layer="layout" svg:width="4.8cm" svg:height="1cm" svg:x="38.9cm" svg:y="13.5cm">
          <text:p text:style-name="P1"><text:span text:style-name="T1">Crear votación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20" draw:id="id20" draw:layer="layout" svg:width="7.2cm" svg:height="1cm" svg:x="20.2cm" svg:y="14.9cm">
          <text:p text:style-name="P1"><text:span text:style-name="T1">Postularme al comité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26" draw:id="id26" draw:layer="layout" svg:width="3.6cm" svg:height="1cm" svg:x="29.4cm" svg:y="18.5cm">
          <text:p text:style-name="P1"><text:span text:style-name="T1">reportar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xml:id="id15" draw:id="id15" draw:layer="layout" svg:width="6.3cm" svg:height="1cm" svg:x="38.5cm" svg:y="16.3cm">
          <text:p text:style-name="P1"><text:span text:style-name="T2">votación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xml:id="id18" draw:id="id18" draw:layer="layout" svg:width="6.3cm" svg:height="1cm" svg:x="38.5cm" svg:y="17.3cm">
          <text:p text:style-name="P1"><text:span text:style-name="T3">nombres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6.3cm" svg:height="1cm" svg:x="38.5cm" svg:y="18.3cm">
          <text:p text:style-name="P1"><text:span text:style-name="T3">institución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6.3cm" svg:height="1cm" svg:x="38.5cm" svg:y="20.3cm">
          <text:p text:style-name="P1"><text:span text:style-name="T3">imgs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6.3cm" svg:height="1cm" svg:x="38.5cm" svg:y="21.3cm">
          <text:p text:style-name="P1"><text:span text:style-name="T3">serial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6.3cm" svg:height="1cm" svg:x="38.5cm" svg:y="23.3cm">
          <text:p text:style-name="P1"><text:span text:style-name="T3">Limitar - planchas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41.3cm" svg:y1="14.5cm" svg:x2="41.65cm" svg:y2="16.3cm" draw:start-shape="id14" draw:start-glue-point="2" draw:end-shape="id15" draw:end-glue-point="0" svg:d="M41300 14500v900h350v900" svg:viewBox="0 0 351 1801">
          <text:p/>
        </draw:connector>
        <draw:custom-shape draw:style-name="gr14" draw:text-style-name="P5" draw:layer="layout" svg:width="6.3cm" svg:height="1cm" svg:x="38.5cm" svg:y="24.3cm">
          <text:p text:style-name="P1"><text:span text:style-name="T3">Limitar - comité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xml:id="id21" draw:id="id21" draw:layer="layout" svg:width="5.6cm" svg:height="1cm" svg:x="21.8cm" svg:y="21.7cm">
          <text:p text:style-name="P1"><text:span text:style-name="T2">comités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5.6cm" svg:height="1cm" svg:x="21.8cm" svg:y="22.7cm">
          <text:p text:style-name="P1"><text:span text:style-name="T3">serial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5.6cm" svg:height="1cm" svg:x="21.8cm" svg:y="23.7cm">
          <text:p text:style-name="P1"><text:span text:style-name="T3">usuarios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xml:id="id19" draw:id="id19" draw:layer="layout" svg:width="5.6cm" svg:height="1cm" svg:x="13.5cm" svg:y="18.4cm">
          <text:p text:style-name="P1"><text:span text:style-name="T2">participación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5.6cm" svg:height="1cm" svg:x="13.5cm" svg:y="20.4cm">
          <text:p text:style-name="P1"><text:span text:style-name="T3">serial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5.6cm" svg:height="1cm" svg:x="13.5cm" svg:y="21.4cm">
          <text:p text:style-name="P1"><text:span text:style-name="T3">Expediente – D.I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5.6cm" svg:height="1cm" svg:x="13.5cm" svg:y="22.4cm">
          <text:p text:style-name="P1"><text:span text:style-name="T3">imgs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20.55cm" svg:y1="12.2cm" svg:x2="17.7cm" svg:y2="13.3cm" draw:start-shape="id13" draw:start-glue-point="2" draw:end-shape="id16" svg:d="M20550 12200v550h-2850v550" svg:viewBox="0 0 2851 1101">
          <text:p/>
        </draw:connector>
        <draw:connector draw:style-name="gr4" draw:text-style-name="P3" draw:layer="layout" svg:x1="14.3cm" svg:y1="13.8cm" svg:x2="12.6cm" svg:y2="14.7cm" draw:start-shape="id16" draw:start-glue-point="3" draw:end-shape="id17" draw:end-glue-point="1" svg:d="M14300 13800h-850v900h-850" svg:viewBox="0 0 1701 901">
          <text:p/>
        </draw:connector>
        <draw:connector draw:style-name="gr4" draw:text-style-name="P3" draw:layer="layout" draw:line-skew="3.65cm" svg:x1="12.6cm" svg:y1="14.7cm" svg:x2="38.5cm" svg:y2="17.8cm" draw:start-shape="id17" draw:start-glue-point="1" draw:end-shape="id18" draw:end-glue-point="3" svg:d="M12600 14700h16600v3100h9300" svg:viewBox="0 0 25901 3101">
          <text:p/>
        </draw:connector>
        <draw:custom-shape draw:style-name="gr16" draw:text-style-name="P5" draw:layer="layout" svg:width="5.6cm" svg:height="1cm" svg:x="13.5cm" svg:y="19.4cm">
          <text:p text:style-name="P1"><text:span text:style-name="T3">usuario</text:span></text:p>
          <draw:enhanced-geometry svg:viewBox="0 0 21600 21600" draw:type="rectangle" draw:enhanced-path="M 0 0 L 21600 0 21600 21600 0 21600 0 0 Z N"/>
        </draw:custom-shape>
        <draw:connector draw:style-name="gr17" draw:text-style-name="P3" draw:layer="layout" svg:x1="17.7cm" svg:y1="14.3cm" svg:x2="16.3cm" svg:y2="18.4cm" draw:start-shape="id16" draw:start-glue-point="2" draw:end-shape="id19" svg:d="M17700 14300v2050h-1400v2050" svg:viewBox="0 0 1401 4101">
          <text:p/>
        </draw:connector>
        <draw:connector draw:style-name="gr4" draw:text-style-name="P3" draw:layer="layout" svg:x1="23.8cm" svg:y1="15.9cm" svg:x2="16.3cm" svg:y2="18.4cm" draw:start-shape="id20" draw:start-glue-point="2" draw:end-shape="id19" svg:d="M23800 15900v1250h-7500v1250" svg:viewBox="0 0 7501 2501">
          <text:p/>
        </draw:connector>
        <draw:connector draw:style-name="gr4" draw:text-style-name="P3" draw:layer="layout" svg:x1="19.1cm" svg:y1="18.9cm" svg:x2="24.6cm" svg:y2="21.7cm" draw:start-shape="id19" draw:start-glue-point="1" draw:end-shape="id21" draw:end-glue-point="0" svg:d="M19100 18900h5500v2800" svg:viewBox="0 0 5501 2801">
          <text:p/>
        </draw:connector>
        <draw:custom-shape draw:style-name="gr12" draw:text-style-name="P2" xml:id="id22" draw:id="id22" draw:layer="layout" svg:width="3.6cm" svg:height="1cm" svg:x="33.5cm" svg:y="14cm">
          <text:p text:style-name="P1"><text:span text:style-name="T1">votar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22.1cm" svg:y1="11.7cm" svg:x2="41.3cm" svg:y2="13.5cm" draw:start-shape="id13" draw:start-glue-point="1" draw:end-shape="id14" draw:end-glue-point="0" svg:d="M22100 11700h19200v1800" svg:viewBox="0 0 19201 1801">
          <text:p/>
        </draw:connector>
        <draw:connector draw:style-name="gr18" draw:text-style-name="P3" draw:layer="layout" svg:x1="35.3cm" svg:y1="15cm" svg:x2="16.3cm" svg:y2="18.4cm" draw:start-shape="id22" draw:start-glue-point="2" draw:end-shape="id19" svg:d="M35300 15000v1700h-19000v1700" svg:viewBox="0 0 19001 3401">
          <text:p/>
        </draw:connector>
        <draw:custom-shape draw:style-name="gr15" draw:text-style-name="P4" draw:layer="layout" svg:width="5.6cm" svg:height="1cm" svg:x="21.8cm" svg:y="25.9cm">
          <text:p text:style-name="P1"><text:span text:style-name="T2">planchas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5.6cm" svg:height="1cm" svg:x="21.8cm" svg:y="26.9cm">
          <text:p text:style-name="P1"><text:span text:style-name="T3">serial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5.6cm" svg:height="1cm" svg:x="21.8cm" svg:y="27.9cm">
          <text:p text:style-name="P1"><text:span text:style-name="T3">nombre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xml:id="id23" draw:id="id23" draw:layer="layout" svg:width="5.6cm" svg:height="1cm" svg:x="21.8cm" svg:y="28.9cm">
          <text:p text:style-name="P1"><text:span text:style-name="T3">miembros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5.6cm" svg:height="1cm" svg:x="21.8cm" svg:y="29.9cm">
          <text:p text:style-name="P1"><text:span text:style-name="T3">img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5.6cm" svg:height="1cm" svg:x="21.8cm" svg:y="30.9cm">
          <text:p text:style-name="P1"><text:span text:style-name="T3">misión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5.6cm" svg:height="1cm" svg:x="21.8cm" svg:y="31.9cm">
          <text:p text:style-name="P1"><text:span text:style-name="T3">visión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5.6cm" svg:height="1cm" svg:x="21.8cm" svg:y="32.9cm">
          <text:p text:style-name="P1"><text:span text:style-name="T3">propuesta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19.1cm" svg:y1="18.9cm" svg:x2="21.8cm" svg:y2="29.4cm" draw:start-shape="id19" draw:start-glue-point="1" draw:end-shape="id23" draw:end-glue-point="3" svg:d="M19100 18900h1350v10500h1350" svg:viewBox="0 0 2701 10501">
          <text:p/>
        </draw:connector>
        <draw:connector draw:style-name="gr4" draw:text-style-name="P3" draw:layer="layout" svg:x1="38.5cm" svg:y1="17.8cm" svg:x2="16.3cm" svg:y2="18.4cm" draw:start-shape="id18" draw:start-glue-point="3" draw:end-shape="id19" draw:end-glue-point="0" svg:d="M38500 17800h-22200v600" svg:viewBox="0 0 22201 601">
          <text:p/>
        </draw:connector>
        <draw:custom-shape draw:style-name="gr14" draw:text-style-name="P5" xml:id="id25" draw:id="id25" draw:layer="layout" svg:width="6.3cm" svg:height="1cm" svg:x="38.5cm" svg:y="25.3cm">
          <text:p text:style-name="P1"><text:span text:style-name="T3">ganador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xml:id="id24" draw:id="id24" draw:layer="layout" svg:width="5.6cm" svg:height="1cm" svg:x="21.8cm" svg:y="33.9cm">
          <text:p text:style-name="P1"><text:span text:style-name="T3">votos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35.3cm" svg:y1="15cm" svg:x2="27.4cm" svg:y2="34.4cm" draw:start-shape="id22" draw:start-glue-point="2" draw:end-shape="id24" draw:end-glue-point="1" svg:d="M35300 15000v19400h-7900" svg:viewBox="0 0 7901 19401">
          <text:p/>
        </draw:connector>
        <draw:connector draw:style-name="gr4" draw:text-style-name="P3" draw:layer="layout" svg:x1="24.6cm" svg:y1="34.9cm" svg:x2="41.65cm" svg:y2="26.3cm" draw:start-shape="id24" draw:start-glue-point="2" draw:end-shape="id25" draw:end-glue-point="2" svg:d="M24600 34900v501h17050v-9101" svg:viewBox="0 0 17051 9102">
          <text:p/>
        </draw:connector>
        <draw:custom-shape draw:style-name="gr14" draw:text-style-name="P5" xml:id="id27" draw:id="id27" draw:layer="layout" svg:width="6.3cm" svg:height="1cm" svg:x="38.5cm" svg:y="19.3cm">
          <text:p text:style-name="P1"><text:span text:style-name="T3">mensajes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31.2cm" svg:y1="19.5cm" svg:x2="27.4cm" svg:y2="22.2cm" draw:start-shape="id26" draw:start-glue-point="2" draw:end-shape="id21" draw:end-glue-point="1" svg:d="M31200 19500v2700h-3800" svg:viewBox="0 0 3801 2701">
          <text:p/>
        </draw:connector>
        <draw:connector draw:style-name="gr4" draw:text-style-name="P3" draw:layer="layout" svg:x1="27.4cm" svg:y1="22.2cm" svg:x2="38.5cm" svg:y2="19.8cm" draw:start-shape="id21" draw:start-glue-point="1" draw:end-shape="id27" svg:d="M27400 22200h5550v-2400h5550" svg:viewBox="0 0 11101 2401">
          <text:p/>
        </draw:connector>
        <draw:connector draw:style-name="gr4" draw:text-style-name="P3" draw:layer="layout" draw:line-skew="-0.85cm" svg:x1="20.55cm" svg:y1="12.2cm" svg:x2="23.8cm" svg:y2="14.9cm" draw:start-shape="id13" draw:start-glue-point="2" draw:end-shape="id20" draw:end-glue-point="0" svg:d="M20550 12200v500h3250v2200" svg:viewBox="0 0 3251 2701">
          <text:p/>
        </draw:connector>
        <draw:connector draw:style-name="gr4" draw:text-style-name="P3" draw:layer="layout" svg:x1="22.1cm" svg:y1="11.7cm" svg:x2="31.2cm" svg:y2="18.5cm" draw:start-shape="id13" draw:start-glue-point="1" draw:end-shape="id26" draw:end-glue-point="0" svg:d="M22100 11700h9100v6800" svg:viewBox="0 0 9101 6801">
          <text:p/>
        </draw:connector>
        <draw:connector draw:style-name="gr4" draw:text-style-name="P3" draw:layer="layout" svg:x1="22.1cm" svg:y1="11.7cm" svg:x2="35.3cm" svg:y2="14cm" draw:start-shape="id13" draw:start-glue-point="1" draw:end-shape="id22" draw:end-glue-point="0" svg:d="M22100 11700h13200v2300" svg:viewBox="0 0 13201 2301">
          <text:p/>
        </draw:connector>
        <draw:custom-shape draw:style-name="gr10" draw:text-style-name="P2" xml:id="id28" draw:id="id28" draw:layer="layout" svg:width="4.8cm" svg:height="1cm" svg:x="46.3cm" svg:y="24.4cm">
          <text:p text:style-name="P1"><text:span text:style-name="T1">Mostra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9" draw:id="id29" draw:layer="layout" svg:width="3.1cm" svg:height="1cm" svg:x="52.3cm" svg:y="24.4cm">
          <text:p text:style-name="P1">index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44.8cm" svg:y1="25.8cm" svg:x2="46.3cm" svg:y2="24.9cm" draw:start-shape="id25" draw:start-glue-point="1" draw:end-shape="id28" draw:end-glue-point="3" svg:d="M44800 25800h750v-900h750" svg:viewBox="0 0 1501 901">
          <text:p/>
        </draw:connector>
        <draw:connector draw:style-name="gr4" draw:text-style-name="P3" draw:layer="layout" svg:x1="51.1cm" svg:y1="24.9cm" svg:x2="52.3cm" svg:y2="24.9cm" draw:start-shape="id28" draw:start-glue-point="1" draw:end-shape="id29" draw:end-glue-point="3" svg:d="M51100 24900h1200" svg:viewBox="0 0 1201 1">
          <text:p/>
        </draw:connector>
        <draw:custom-shape draw:style-name="gr14" draw:text-style-name="P5" draw:layer="layout" svg:width="6.3cm" svg:height="1cm" svg:x="38.5cm" svg:y="22.3cm">
          <text:p text:style-name="P1"><text:span text:style-name="T3">Tiempo de finalización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25.722cm" svg:height="29.726cm" svg:x="9.577cm" svg:y="54.80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Vista</text:p>
              </table:table-cell>
              <table:table-cell>
                <text:p text:style-name="P1">Descripción</text:p>
              </table:table-cell>
            </table:table-row>
            <table:table-row table:style-name="ro1" table:default-cell-style-name="ce1">
              <table:table-cell>
                <text:p text:style-name="P1">Index</text:p>
              </table:table-cell>
              <table:table-cell>
                <text:p text:style-name="P1">Vista principal para usuarios registrados y no registrados contiene todas las votaciones en el sistema</text:p>
              </table:table-cell>
            </table:table-row>
            <table:table-row table:style-name="ro1" table:default-cell-style-name="ce1">
              <table:table-cell>
                <text:p text:style-name="P1">registrar</text:p>
              </table:table-cell>
              <table:table-cell>
                <text:p text:style-name="P1">Vista para formulario de registro de nuevos usuarios</text:p>
              </table:table-cell>
            </table:table-row>
            <table:table-row table:style-name="ro1" table:default-cell-style-name="ce1">
              <table:table-cell>
                <text:p text:style-name="P1">verPartido</text:p>
              </table:table-cell>
              <table:table-cell>
                <text:p text:style-name="P1">Vista para ver la lista de partidos en la votacion</text:p>
              </table:table-cell>
            </table:table-row>
            <table:table-row table:style-name="ro2" table:default-cell-style-name="ce1">
              <table:table-cell>
                <text:p text:style-name="P1">VerPartidoDetalle</text:p>
              </table:table-cell>
              <table:table-cell>
                <text:p text:style-name="P1">Vista donde se pueden ver cosas relacionadas con el partido como mision,vison propuesta, etc</text:p>
              </table:table-cell>
            </table:table-row>
            <table:table-row table:style-name="ro2" table:default-cell-style-name="ce1">
              <table:table-cell>
                <text:p text:style-name="P1">inscripcion</text:p>
              </table:table-cell>
              <table:table-cell>
                <text:p text:style-name="P1">Vista para inscribirse en una votacion</text:p>
              </table:table-cell>
            </table:table-row>
            <table:table-row table:style-name="ro2" table:default-cell-style-name="ce1">
              <table:table-cell>
                <text:p text:style-name="P1">votacion</text:p>
              </table:table-cell>
              <table:table-cell>
                <text:p text:style-name="P1">Vista para crear una votacion</text:p>
              </table:table-cell>
            </table:table-row>
            <table:table-row table:style-name="ro2" table:default-cell-style-name="ce1">
              <table:table-cell>
                <text:p text:style-name="P1">inscipcionPartido</text:p>
              </table:table-cell>
              <table:table-cell>
                <text:p text:style-name="P1">Vista para inscribirse en un partido</text:p>
              </table:table-cell>
            </table:table-row>
            <table:table-row table:style-name="ro2" table:default-cell-style-name="ce1">
              <table:table-cell>
                <text:p text:style-name="P1">registroPartido</text:p>
              </table:table-cell>
              <table:table-cell>
                <text:p text:style-name="P1">Vista para crear un partido</text:p>
              </table:table-cell>
            </table:table-row>
            <table:table-row table:style-name="ro2" table:default-cell-style-name="ce1">
              <table:table-cell>
                <text:p text:style-name="P1">inscipcionComite</text:p>
              </table:table-cell>
              <table:table-cell>
                <text:p text:style-name="P1">Vista inscribirse en un comite</text:p>
              </table:table-cell>
            </table:table-row>
            <table:table-row table:style-name="ro2" table:default-cell-style-name="ce1">
              <table:table-cell>
                <text:p text:style-name="P1">registroVotacion</text:p>
              </table:table-cell>
              <table:table-cell>
                <text:p text:style-name="P1">Vista para crear un votacion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4T20:06:16.530196668</meta:creation-date>
    <dc:date>2017-01-07T22:36:33.735010898</dc:date>
    <meta:editing-duration>PT3H47M17S</meta:editing-duration>
    <meta:editing-cycles>9</meta:editing-cycles>
    <meta:generator>LibreOffice/5.2.3.3$Linux_x86 LibreOffice_project/d54a8868f08a7b39642414cf2c8ef2f228f780cf</meta:generator>
    <meta:document-statistic meta:object-count="90"/>
  </office:meta>
</office:document-meta>
</file>